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62a0" officeooo:paragraph-rsid="000e62a0" style:font-size-asian="13.1000003814697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officeooo:rsid="000e62a0" officeooo:paragraph-rsid="000e62a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e62a0" officeooo:paragraph-rsid="000e62a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377d" officeooo:paragraph-rsid="0010377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2a22" officeooo:paragraph-rsid="00112a2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5pt" officeooo:rsid="000e62a0" officeooo:paragraph-rsid="000e62a0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e62a0" officeooo:paragraph-rsid="0012fa4e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fa4e"/>
    </style:style>
    <style:style style:name="T3" style:family="text">
      <style:text-properties fo:font-size="12pt" officeooo:rsid="0012fa4e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la MAP - <text:span text:style-name="T2">Java</text:span></text:p>
      <text:p text:style-name="P1">2018-2019</text:p>
      <text:p text:style-name="P2">Badita Marin-Georgian – 221/1</text:p>
      <text:p text:style-name="P2"/>
      <text:p text:style-name="P3"/>
      <text:p text:style-name="P7"><text:tab/><text:tab/><text:span text:style-name="T3">abstract class demo{</text:span></text:p>
      <text:p text:style-name="P7"><text:span text:style-name="T3"><text:tab/><text:tab/><text:tab/>public int val;</text:span></text:p>
      <text:p text:style-name="P7"><text:span text:style-name="T3"><text:tab/><text:tab/><text:tab/>demo(){</text:span></text:p>
      <text:p text:style-name="P7"><text:span text:style-name="T3"><text:tab/><text:tab/><text:tab/><text:tab/>val = 10;</text:span></text:p>
      <text:p text:style-name="P7"><text:span text:style-name="T3"><text:tab/><text:tab/><text:tab/>}</text:span></text:p>
      <text:p text:style-name="P7"><text:span text:style-name="T3"><text:tab/><text:tab/><text:tab/>abstract public void set();</text:span></text:p>
      <text:p text:style-name="P7"><text:span text:style-name="T3"><text:tab/><text:tab/><text:tab/>abstract final public void get();<text:line-break/><text:tab/><text:tab/>}</text:span></text:p>
      <text:p text:style-name="P7"><text:span text:style-name="T3"><text:tab/><text:tab/>class Test extends demo{</text:span></text:p>
      <text:p text:style-name="P7"><text:span text:style-name="T3"><text:tab/><text:tab/><text:tab/>public void set(int val){</text:span></text:p>
      <text:p text:style-name="P7"><text:span text:style-name="T3"><text:tab/><text:tab/><text:tab/><text:tab/>this.val = val;</text:span></text:p>
      <text:p text:style-name="P7"><text:span text:style-name="T3"><text:tab/><text:tab/><text:tab/>}</text:span></text:p>
      <text:p text:style-name="P7"><text:span text:style-name="T3"><text:tab/><text:tab/><text:tab/>final public void get(){</text:span></text:p>
      <text:p text:style-name="P7"><text:span text:style-name="T3"><text:tab/><text:tab/><text:tab/><text:tab/>System.out.println(“val = ” + val);</text:span></text:p>
      <text:p text:style-name="P7"><text:span text:style-name="T3"><text:tab/><text:tab/><text:tab/>}</text:span></text:p>
      <text:p text:style-name="P7"><text:span text:style-name="T3"/></text:p>
      <text:p text:style-name="P7"><text:span text:style-name="T3"><text:tab/><text:tab/><text:tab/>public static void main(String[] args){</text:span></text:p>
      <text:p text:style-name="P7"><text:span text:style-name="T3"><text:tab/><text:tab/><text:tab/><text:tab/>Test obj = new Test();</text:span></text:p>
      <text:p text:style-name="P7"><text:span text:style-name="T3"><text:tab/><text:tab/><text:tab/><text:tab/>obj.set(20);</text:span></text:p>
      <text:p text:style-name="P7"><text:span text:style-name="T3"><text:tab/><text:tab/><text:tab/><text:tab/>obj.get();</text:span></text:p>
      <text:p text:style-name="P7"><text:span text:style-name="T3"><text:tab/><text:tab/><text:tab/>}</text:span></text:p>
      <text:p text:style-name="P7"><text:span text:style-name="T3"><text:tab/><text:tab/>}</text:span></text:p>
      <text:p text:style-name="P3"/>
      <text:p text:style-name="P3"/>
      <text:p text:style-name="P3"/>
      <text:p text:style-name="P3"/>
      <text:p text:style-name="P3"/>
      <text:p text:style-name="P4">Pentru codul de mai sus, care va fi outputul:</text:p>
      <text:p text:style-name="P4"><text:tab/>A) 10</text:p>
      <text:p text:style-name="P4"><text:tab/>B) Eroare de compilare</text:p>
      <text:p text:style-name="P4"><text:tab/>C) 20</text:p>
      <text:p text:style-name="P4"><text:tab/>D) 15</text:p>
      <text:p text:style-name="P4"/>
      <text:p text:style-name="P5">Justificare: Raspuns corect B) Eroare de compilare, deoarece nu se poate face Override la o metoda <text:span text:style-name="T1">Final</text:span>, ceea ce inseamna ca o metoda <text:span text:style-name="T1">Abstracta</text:span> nu poate fi<text:span text:style-name="T1"> Final</text:span> (g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55:25.686799052</meta:creation-date>
    <dc:date>2019-01-13T13:23:09.521258857</dc:date>
    <meta:editing-duration>PT18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13" meta:character-count="697" meta:non-whitespace-character-count="543"/>
  </office:meta>
</office:document-meta>
</file>